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-complex="Arial"/>
    </style:style>
    <style:style style:name="P12" style:family="paragraph" style:parent-style-name="Header">
      <style:paragraph-properties style:snap-to-layout-grid="false">
        <style:tab-stops/>
      </style:paragraph-properties>
    </style:style>
    <style:style style:name="P13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Prénom_20_NOM">
      <style:text-properties fo:font-weight="normal" style:font-weight-asian="normal"/>
    </style:style>
    <style:style style:name="P16" style:family="paragraph" style:parent-style-name="Prénom_20_NOM">
      <style:text-properties fo:font-weight="normal" style:font-weight-asian="normal" style:font-weight-complex="bold"/>
    </style:style>
    <style:style style:name="P17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2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40_1831933668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52_1831933668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60_1831933668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69_1831933668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7" text:outline-level="4">Bobigny, le <text:date style:data-style-name="N76" text:date-value="2011-06-16T12:01:57.99">16 juin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'annuler votre passage en commission du à une irrégularité dans un de vos contrats d'engagement réciproque pour l'heure.</text:p>
      <text:p text:style-name="P10"/>
      <text:p text:style-name="P14">Je reste à votre entière disposition pour tout renseignement complémentaire.</text:p>
      <text:p text:style-name="P10"/>
      <text:p text:style-name="P11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6">Chef de Bureau Adjointe de l’Accès </text:p>
      <text:p text:style-name="P15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gdumont </dc:creator>
    <dc:date>2011-06-16T12:01:57</dc:date>
    <meta:print-date>2011-03-28T11:59:00</meta:print-date>
    <meta:editing-cycles>29</meta:editing-cycles>
    <meta:editing-duration>PT4H33M43S</meta:editing-duration>
    <meta:generator>LibreOffice/3.3$Unix LibreOffice_project/330m19$Build-202</meta:generator>
    <meta:document-statistic meta:table-count="1" meta:image-count="0" meta:object-count="0" meta:page-count="1" meta:paragraph-count="19" meta:word-count="103" meta:character-count="652"/>
    <meta:user-defined meta:name="Info 1"/>
    <meta:user-defined meta:name="Info 2"/>
    <meta:user-defined meta:name="Info 3"/>
    <meta:user-defined meta:name="Info 4"/>
  </office:meta>
</office:document-meta>
</file>